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B0000000B70A9EE9903C9253B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yuthi" svg:font-family="Dyuthi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 style:list-style-name="L4">
      <style:text-properties officeooo:paragraph-rsid="0014089e"/>
    </style:style>
    <style:style style:name="P2" style:family="paragraph" style:parent-style-name="Heading_20_2">
      <style:text-properties officeooo:paragraph-rsid="0014089e"/>
    </style:style>
    <style:style style:name="P3" style:family="paragraph" style:parent-style-name="Heading_20_2">
      <style:text-properties officeooo:paragraph-rsid="0015af74"/>
    </style:style>
    <style:style style:name="P4" style:family="paragraph" style:parent-style-name="Heading_20_2">
      <style:text-properties officeooo:rsid="0015af74" officeooo:paragraph-rsid="0015af74"/>
    </style:style>
    <style:style style:name="P5" style:family="paragraph" style:parent-style-name="Heading_20_2">
      <style:text-properties officeooo:rsid="0016eec0" officeooo:paragraph-rsid="0016eec0"/>
    </style:style>
    <style:style style:name="P6" style:family="paragraph" style:parent-style-name="Text_20_body">
      <style:text-properties officeooo:rsid="000fb384" officeooo:paragraph-rsid="000fb384"/>
    </style:style>
    <style:style style:name="P7" style:family="paragraph" style:parent-style-name="Text_20_body">
      <style:text-properties style:font-name="DejaVu Sans" fo:font-size="14pt" officeooo:rsid="000fb384" officeooo:paragraph-rsid="000fb384" style:font-size-asian="14pt" style:font-size-complex="14pt"/>
    </style:style>
    <style:style style:name="P8" style:family="paragraph" style:parent-style-name="Text_20_body">
      <style:text-properties officeooo:rsid="0012140e" officeooo:paragraph-rsid="0012140e"/>
    </style:style>
    <style:style style:name="P9" style:family="paragraph" style:parent-style-name="Text_20_body">
      <style:text-properties fo:font-size="14pt" style:font-size-asian="14pt" style:font-size-complex="14pt"/>
    </style:style>
    <style:style style:name="P10" style:family="paragraph" style:parent-style-name="Text_20_body">
      <style:text-properties fo:font-size="14pt" officeooo:paragraph-rsid="0016eec0" style:font-size-asian="14pt" style:font-size-complex="14pt"/>
    </style:style>
    <style:style style:name="P11" style:family="paragraph" style:parent-style-name="Text_20_body">
      <style:text-properties fo:font-size="14pt" officeooo:paragraph-rsid="001838af" style:font-size-asian="14pt" style:font-size-complex="14pt"/>
    </style:style>
    <style:style style:name="P12" style:family="paragraph" style:parent-style-name="Text_20_body">
      <style:text-properties fo:font-size="14pt" officeooo:paragraph-rsid="001838af" style:font-size-asian="12.25pt" style:font-size-complex="14pt"/>
    </style:style>
    <style:style style:name="P13" style:family="paragraph" style:parent-style-name="Text_20_body">
      <style:text-properties officeooo:paragraph-rsid="0017c0da"/>
    </style:style>
    <style:style style:name="P14" style:family="paragraph" style:parent-style-name="Text_20_body">
      <style:text-properties officeooo:paragraph-rsid="001838af"/>
    </style:style>
    <style:style style:name="P15" style:family="paragraph" style:parent-style-name="Text_20_body">
      <style:text-properties fo:color="#820f71" style:font-name="DejaVu Serif" fo:font-size="14pt" officeooo:rsid="000fb384" officeooo:paragraph-rsid="000fb384" style:font-size-asian="14pt" style:font-size-complex="14pt"/>
    </style:style>
    <style:style style:name="P16" style:family="paragraph" style:parent-style-name="Text_20_body">
      <style:text-properties style:font-name="AnjaliOldLipi" fo:font-size="14pt" fo:font-weight="bold" officeooo:rsid="001aab2f" officeooo:paragraph-rsid="001aab2f" style:font-size-asian="14pt" style:font-weight-asian="bold" style:font-size-complex="14pt" style:font-weight-complex="bold"/>
    </style:style>
    <style:style style:name="P17" style:family="paragraph" style:parent-style-name="Text_20_body">
      <style:text-properties fo:color="#5e8ac7" fo:font-size="9pt" officeooo:rsid="000fb384" officeooo:paragraph-rsid="000fb384" style:font-size-asian="7.84999990463257pt" style:font-size-complex="9pt"/>
    </style:style>
    <style:style style:name="P18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1ae6d" officeooo:paragraph-rsid="0011ae6d"/>
    </style:style>
    <style:style style:name="P19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1ae6d" officeooo:paragraph-rsid="0011ae6d"/>
    </style:style>
    <style:style style:name="P20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officeooo:rsid="0011ae6d" officeooo:paragraph-rsid="0011ae6d"/>
    </style:style>
    <style:style style:name="P21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-0.212cm"/>
        </style:tab-stops>
      </style:paragraph-properties>
      <style:text-properties officeooo:rsid="0012140e" officeooo:paragraph-rsid="0012140e"/>
    </style:style>
    <style:style style:name="P22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0.212cm"/>
        </style:tab-stops>
      </style:paragraph-properties>
      <style:text-properties officeooo:rsid="0011ae6d" officeooo:paragraph-rsid="0011ae6d"/>
    </style:style>
    <style:style style:name="P23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1ae6d" officeooo:paragraph-rsid="0011ae6d"/>
    </style:style>
    <style:style style:name="P24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officeooo:rsid="0011ae6d" officeooo:paragraph-rsid="0011ae6d"/>
    </style:style>
    <style:style style:name="P25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1ae6d" officeooo:paragraph-rsid="0011ae6d"/>
    </style:style>
    <style:style style:name="P26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1ae6d" officeooo:paragraph-rsid="0011ae6d"/>
    </style:style>
    <style:style style:name="P27" style:family="paragraph" style:parent-style-name="Text_20_body" style:list-style-name="L1" style:master-page-name="">
      <loext:graphic-properties draw:fill="none"/>
      <style:paragraph-properties fo:margin-left="1.6cm" fo:margin-right="0cm" fo:margin-top="0cm" fo:margin-bottom="0.247cm" loext:contextual-spacing="false" fo:line-height="115%" fo:text-indent="-0.6cm" style:auto-text-indent="false" style:page-number="auto" fo:background-color="transparent">
        <style:tab-stops/>
      </style:paragraph-properties>
      <style:text-properties officeooo:rsid="0012140e" officeooo:paragraph-rsid="0012140e"/>
    </style:style>
    <style:style style:name="P28" style:family="paragraph" style:parent-style-name="Subtitle">
      <style:text-properties officeooo:rsid="000fb384" officeooo:paragraph-rsid="000fb384"/>
    </style:style>
    <style:style style:name="P29" style:family="paragraph" style:parent-style-name="Subtitle">
      <style:text-properties fo:color="#00b274" style:font-name="DejaVu Sans" fo:font-size="20pt" style:text-underline-style="none" fo:font-weight="normal" officeooo:rsid="000fb384" officeooo:paragraph-rsid="000fb384" style:font-size-asian="20pt" style:font-weight-asian="normal" style:font-size-complex="20pt" style:font-weight-complex="normal"/>
    </style:style>
    <style:style style:name="P30" style:family="paragraph" style:parent-style-name="Title">
      <style:text-properties fo:color="#5e8ac7" fo:font-size="32pt" officeooo:rsid="000fb384" officeooo:paragraph-rsid="000fb384" style:font-size-asian="32pt" style:font-size-complex="32pt"/>
    </style:style>
    <style:style style:name="P31" style:family="paragraph" style:parent-style-name="Heading_20_1">
      <style:text-properties officeooo:rsid="000fb384" officeooo:paragraph-rsid="000fb384"/>
    </style:style>
    <style:style style:name="P32" style:family="paragraph" style:parent-style-name="Heading_20_1">
      <style:text-properties style:text-underline-style="solid" style:text-underline-width="auto" style:text-underline-color="font-color" officeooo:rsid="0012140e" officeooo:paragraph-rsid="0012140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fb384" style:font-size-asian="12.25pt" style:font-size-complex="14pt"/>
    </style:style>
    <style:style style:name="T3" style:family="text">
      <style:text-properties fo:font-size="14pt" officeooo:rsid="0012140e" style:font-size-asian="12.25pt" style:font-size-complex="14pt"/>
    </style:style>
    <style:style style:name="T4" style:family="text">
      <style:text-properties fo:font-size="14pt" officeooo:rsid="0016eec0" style:font-size-asian="12.25pt" style:font-size-complex="14pt"/>
    </style:style>
    <style:style style:name="T5" style:family="text">
      <style:text-properties fo:font-size="14pt" officeooo:rsid="001838af" style:font-size-asian="12.25pt" style:font-size-complex="14pt"/>
    </style:style>
    <style:style style:name="T6" style:family="text">
      <style:text-properties fo:font-size="14pt" fo:font-style="normal" fo:font-weight="normal" officeooo:rsid="0014089e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17c0da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4089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6eec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7c0da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5af74" style:font-size-asian="14pt" style:font-size-complex="14pt"/>
    </style:style>
    <style:style style:name="T14" style:family="text">
      <style:text-properties fo:font-size="14pt" officeooo:rsid="0016eec0" style:font-size-asian="14pt" style:font-size-complex="14pt"/>
    </style:style>
    <style:style style:name="T15" style:family="text">
      <style:text-properties fo:font-size="14pt" officeooo:rsid="0017c0da" style:font-size-asian="14pt" style:font-size-complex="14pt"/>
    </style:style>
    <style:style style:name="T16" style:family="text">
      <style:text-properties fo:font-size="14pt" officeooo:rsid="001838af" style:font-size-asian="14pt" style:font-size-complex="14pt"/>
    </style:style>
    <style:style style:name="T17" style:family="text">
      <style:text-properties fo:font-size="14pt" fo:font-style="italic" style:font-size-asian="12.25pt" style:font-style-asian="italic" style:font-size-complex="14pt" style:font-style-complex="italic"/>
    </style:style>
    <style:style style:name="T18" style:family="text">
      <style:text-properties fo:font-size="14pt" fo:font-style="italic" officeooo:rsid="0012140e" style:font-size-asian="12.25pt" style:font-style-asian="italic" style:font-size-complex="14pt" style:font-style-complex="italic"/>
    </style:style>
    <style:style style:name="T19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20" style:family="text">
      <style:text-properties officeooo:rsid="0012140e"/>
    </style:style>
    <style:style style:name="T21" style:family="text">
      <style:text-properties fo:font-style="normal" fo:font-weight="normal" officeooo:rsid="0014089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6eec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7c0d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838a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7c0da" style:font-size-asian="14pt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5af74" style:font-size-asian="14pt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6eec0" style:font-size-asian="14pt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838af" style:font-size-asian="14pt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4089e" style:font-size-asian="12.25pt" style:font-style-asian="normal" style:font-weight-asian="normal" style:font-style-complex="normal" style:font-weight-complex="normal"/>
    </style:style>
    <style:style style:name="T30" style:family="text">
      <style:text-properties officeooo:rsid="0015af74"/>
    </style:style>
    <style:style style:name="T31" style:family="text">
      <style:text-properties officeooo:rsid="0016eec0"/>
    </style:style>
    <style:style style:name="T32" style:family="text">
      <style:text-properties officeooo:rsid="0015af74" style:font-size-asian="14pt"/>
    </style:style>
    <style:style style:name="T33" style:family="text">
      <style:text-properties officeooo:rsid="0019c572"/>
    </style:style>
    <style:style style:name="T34" style:family="text">
      <style:text-properties officeooo:rsid="001aab2f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/>
    </style:style>
    <style:style style:name="T37" style:family="text">
      <style:text-properties style:font-name="Abyssinica SIL" fo:font-size="14pt" fo:font-style="normal" fo:font-weight="normal" officeooo:rsid="0014089e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Abyssinica SIL" fo:font-size="14pt" fo:font-style="normal" fo:font-weight="normal" officeooo:rsid="0017c0da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Abyssinica SIL" fo:font-style="normal" fo:font-weight="normal" officeooo:rsid="0014089e" style:font-style-asian="normal" style:font-weight-asian="normal" style:font-style-complex="normal" style:font-weight-complex="normal"/>
    </style:style>
    <style:style style:name="T40" style:family="text">
      <style:text-properties style:font-name="Liberation Sans" fo:font-size="14pt" fo:font-style="normal" fo:font-weight="normal" officeooo:rsid="0014089e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Liberation Sans" fo:font-size="14pt" fo:font-style="normal" fo:font-weight="normal" officeooo:rsid="0017c0da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BMS MINI PROJECT</text:p>
      <text:p text:style-name="P17"/>
      <text:p text:style-name="P29"><text:span text:style-name="T33">HOSPITAL</text:span> MANAGEMENT SYSTEM</text:p>
      <text:p text:style-name="P28"/>
      <text:p text:style-name="P6"/>
      <text:p text:style-name="P15">Name: Dhee<text:span text:style-name="T34">r</text:span>aj Chaudhary</text:p>
      <text:p text:style-name="P15">Enroll: 17BCS009</text:p>
      <text:p text:style-name="P7"/>
      <text:p text:style-name="P16">This Document contains some important Functions and schema of Hospital Management System</text:p>
      <text:h text:style-name="P31" text:outline-level="1"><text:s/><text:span text:style-name="T35">Functions</text:span></text:h>
      <text:list xml:id="list1076984275" text:style-name="L1">
        <text:list-item>
          <text:p text:style-name="P18"><text:span text:style-name="T2">P</text:span><text:span text:style-name="T1">atients(N) got </text:span><text:span text:style-name="T17">Treated by</text:span><text:span text:style-name="T1"> Doctor(1) in the Hospital</text:span></text:p>
        </text:list-item>
        <text:list-item>
          <text:p text:style-name="P18"><text:span text:style-name="T1">Patients(N) are </text:span><text:span text:style-name="T19">Admitted in </text:span><text:span text:style-name="T1">Hospital(1)</text:span></text:p>
        </text:list-item>
        <text:list-item>
          <text:p text:style-name="P22"><text:span text:style-name="T1">Patient(1) is </text:span><text:span text:style-name="T17">Cared by</text:span><text:span text:style-name="T1"> Nurse(1) in the Hospital</text:span></text:p>
        </text:list-item>
        <text:list-item>
          <text:p text:style-name="P23"><text:span text:style-name="T1">Patient(1) </text:span><text:span text:style-name="T17">Holds</text:span><text:span text:style-name="T1"> some Medical Record(1)</text:span></text:p>
        </text:list-item>
        <text:list-item>
          <text:p text:style-name="P20"><text:span text:style-name="T1">Nurses(N) </text:span><text:span text:style-name="T17">Serves</text:span><text:span text:style-name="T1"> </text:span><text:span text:style-name="T17">in</text:span><text:span text:style-name="T1"> Hospital(1)</text:span></text:p>
        </text:list-item>
        <text:list-item>
          <text:p text:style-name="P24"><text:span text:style-name="T1">Doctors(N) Works </text:span><text:span text:style-name="T17">in</text:span><text:span text:style-name="T1"> Hospital(1)</text:span></text:p>
        </text:list-item>
        <text:list-item>
          <text:p text:style-name="P23"><text:span text:style-name="T1">Hospital(1) </text:span><text:span text:style-name="T17">Contains</text:span><text:span text:style-name="T1"> Wards/Rooms(N)</text:span></text:p>
        </text:list-item>
        <text:list-item>
          <text:p text:style-name="P23"><text:span text:style-name="T1">Wards/Rooms(</text:span><text:span text:style-name="T3">N</text:span><text:span text:style-name="T1">) </text:span><text:span text:style-name="T18">Governed</text:span><text:span text:style-name="T3"> by Nurses(N)</text:span></text:p>
        </text:list-item>
        <text:list-item>
          <text:p text:style-name="P21"><text:span text:style-name="T1"><text:s/>Hospital(1) </text:span><text:span text:style-name="T17">Has</text:span><text:span text:style-name="T1"> Receptionist(1)</text:span></text:p>
        </text:list-item>
        <text:list-item>
          <text:p text:style-name="P27"><text:span text:style-name="T1"><text:s/>Receptionist(1) </text:span><text:span text:style-name="T17">Maintains </text:span><text:span text:style-name="T1">Records(N) like appointments,</text:span></text:p>
        </text:list-item>
      </text:list>
      <text:p text:style-name="P8"><text:span text:style-name="T1"/></text:p>
      <text:h text:style-name="P32" text:outline-level="1"><text:span text:style-name="T36"><text:s/></text:span>Schema</text:h>
      <text:h text:style-name="P2" text:outline-level="2"><text:span text:style-name="T20"><text:s text:c="5"/>Patient <text:s/>(</text:span></text:h>
      <text:p text:style-name="Text_20_body"><text:s text:c="24"/><text:span text:style-name="T37">P</text:span><text:span text:style-name="T38">First</text:span><text:span text:style-name="T37">Name</text:span><text:span text:style-name="T39">:</text:span><text:span text:style-name="T21"> </text:span><text:span text:style-name="T11">CHAR(20) NOT NULL,</text:span></text:p>
      <text:p text:style-name="P13"><text:span text:style-name="T11"><text:s/><text:tab/><text:tab/><text:tab/> <text:s text:c="2"/></text:span><text:span text:style-name="T37">P</text:span><text:span text:style-name="T38">Lirst</text:span><text:span text:style-name="T37">Name</text:span><text:span text:style-name="T40">:</text:span><text:span text:style-name="T9"> </text:span><text:span text:style-name="T11">CHAR(20),</text:span></text:p>
      <text:p text:style-name="Text_20_body"><text:soft-page-break/><text:span text:style-name="T21"><text:s text:c="24"/></text:span><text:span text:style-name="T6">PI’d: </text:span><text:span text:style-name="T7">VARCHAR(10) NOT NULL PRIMARY KEY,</text:span></text:p>
      <text:p text:style-name="Text_20_body"><text:s text:c="23"/><text:span text:style-name="T8"><text:s/>P</text:span><text:span text:style-name="T11">A</text:span><text:span text:style-name="T8">ddress: </text:span><text:span text:style-name="T10">VARCHAR</text:span><text:span text:style-name="T11">(50), NOT NULL,</text:span></text:p>
      <text:p text:style-name="Text_20_body"><text:span text:style-name="T8"><text:s text:c="21"/></text:span><text:span text:style-name="T9">P</text:span><text:span text:style-name="T11">D</text:span><text:span text:style-name="T9">ateOfBirth: </text:span><text:span text:style-name="T10">DATE,</text:span></text:p>
      <text:p text:style-name="Text_20_body"><text:span text:style-name="T9"><text:s text:c="21"/>P</text:span><text:span text:style-name="T11">D</text:span><text:span text:style-name="T9">iagnosis: </text:span><text:span text:style-name="T10">VARCHAR</text:span><text:span text:style-name="T11">(50),</text:span></text:p>
      <text:p text:style-name="P13"><text:span text:style-name="T9"><text:s text:c="21"/>P</text:span><text:span text:style-name="T11">C</text:span><text:span text:style-name="T9">ontac</text:span><text:span text:style-name="T10">t</text:span><text:span text:style-name="T9">: </text:span><text:span text:style-name="T11">INTEGER CHECK (Pcontact &lt;=9999999999 AND </text:span></text:p>
      <text:p text:style-name="P13"><text:span text:style-name="T11"><text:s text:c="71"/>Pcontact &gt;= 0000000000)</text:span><text:span text:style-name="T6"> </text:span><text:s/><text:tab/><text:tab/></text:p>
      <text:list xml:id="list1218454067" text:style-name="L4">
        <text:list-item>
          <text:list>
            <text:list-header>
              <text:h text:style-name="P1" text:outline-level="2"><text:span text:style-name="T20">)</text:span></text:h>
            </text:list-header>
          </text:list>
        </text:list-item>
      </text:list>
      <text:h text:style-name="P4" text:outline-level="2"><text:s text:c="4"/>Hospital (</text:h>
      <text:p text:style-name="Text_20_body"><text:tab/><text:tab/><text:tab/><text:span text:style-name="T12"> <text:s/></text:span><text:span text:style-name="T13">H</text:span><text:span text:style-name="T16">N</text:span><text:span text:style-name="T13">ame: <text:s/></text:span><text:span text:style-name="T14">CHAR</text:span><text:span text:style-name="T15">(20) NOT NULL PRIMARY KEY,</text:span></text:p>
      <text:p text:style-name="P9"><text:tab/><text:tab/><text:tab/> <text:s/><text:span text:style-name="T30">HCity: CHAR(20) NOT NULL,</text:span></text:p>
      <text:p text:style-name="P9"><text:tab/><text:tab/><text:tab/> <text:s/><text:span text:style-name="T30">HAddress: VARCHAR(50)</text:span></text:p>
      <text:h text:style-name="P4" text:outline-level="2" text:is-list-header="true"><text:s text:c="11"/>)</text:h>
      <text:h text:style-name="P3" text:outline-level="2"><text:s text:c="4"/><text:span text:style-name="T30">Medical Record (</text:span></text:h>
      <text:p text:style-name="Text_20_body"><text:s text:c="20"/><text:span text:style-name="T12"><text:s text:c="3"/></text:span><text:span text:style-name="T13">Record I’d: </text:span><text:span text:style-name="T16">VARCHAR(10) NOT NULL PRIMARY KEY,</text:span></text:p>
      <text:p text:style-name="P9"><text:tab/><text:tab/><text:tab/> <text:s/><text:span text:style-name="T30">Problem: VARCHAR(50) NOT NULL FOREIGN KEY,</text:span></text:p>
      <text:p text:style-name="P9"><text:s text:c="20"/><text:span text:style-name="T30">DateOfExamination: DATE</text:span></text:p>
      <text:h text:style-name="P3" text:outline-level="2" text:is-list-header="true"><text:span text:style-name="T30"><text:s text:c="12"/>)</text:span></text:h>
      <text:h text:style-name="P5" text:outline-level="2"><text:s text:c="5"/>Doctor(</text:h>
      <text:p text:style-name="P12"><text:s text:c="19"/><text:span text:style-name="T31">DFirstN</text:span><text:span text:style-name="T32">ame: </text:span><text:span text:style-name="T25">CHAR(20) NOT NULL,</text:span></text:p>
      <text:p text:style-name="P12"><text:span text:style-name="T25"><text:tab/><text:tab/><text:tab/> </text:span><text:span text:style-name="T22">D</text:span><text:span text:style-name="T24">L</text:span><text:span text:style-name="T22">irstN</text:span><text:span text:style-name="T26">ame: </text:span><text:span text:style-name="T25">CHAR(20),</text:span></text:p>
      <text:p text:style-name="P10"><text:tab/><text:tab/><text:tab/> <text:span text:style-name="T31">DI’d: VARCHAR(10) NOT NULL PRIMARY KEY,</text:span></text:p>
      <text:p text:style-name="P10"><text:s text:c="19"/><text:span text:style-name="T31">Dsex: CHAR(1) NOT NULL,</text:span></text:p>
      <text:p text:style-name="P10"><text:tab/><text:tab/><text:tab/> <text:span text:style-name="T31">DQualification: CHAR (10),</text:span></text:p>
      <text:p text:style-name="P10"><text:tab/><text:tab/><text:tab/> <text:span text:style-name="T31">DContact: </text:span><text:span text:style-name="T23">INTEGER CHECK (Pcontact &lt;=9999999999 AND </text:span></text:p>
      <text:p text:style-name="P10"><text:span text:style-name="T23"><text:s text:c="69"/>Pcontact &gt;= 0000000000)</text:span><text:span text:style-name="T29"> </text:span><text:s/><text:tab/></text:p>
      <text:h text:style-name="P5" text:outline-level="2" text:is-list-header="true"><text:soft-page-break/><text:s text:c="12"/>)</text:h>
      <text:h text:style-name="P4" text:outline-level="2"><text:s text:c="3"/>Nurse(</text:h>
      <text:p text:style-name="P14"><text:s/><text:tab/><text:tab/><text:tab/> <text:span text:style-name="T5">N</text:span><text:span text:style-name="T4">FirstN</text:span><text:span text:style-name="T13">ame: </text:span><text:span text:style-name="T11">CHAR(20) NOT NULL,</text:span></text:p>
      <text:p text:style-name="P12"><text:span text:style-name="T25"><text:tab/><text:tab/><text:tab/> </text:span><text:span text:style-name="T28">NL</text:span><text:span text:style-name="T27">irstN</text:span><text:span text:style-name="T26">ame: </text:span><text:span text:style-name="T25">CHAR(20),</text:span></text:p>
      <text:p text:style-name="P9"><text:tab/><text:tab/><text:tab/> <text:span text:style-name="T30">NI’d: VARCHAR(10) NOT NULL,</text:span></text:p>
      <text:p text:style-name="P9"><text:tab/><text:tab/><text:tab/> <text:span text:style-name="T30">NSalary: INTEGER,</text:span></text:p>
      <text:p text:style-name="P14"><text:span text:style-name="T12"><text:tab/><text:tab/><text:tab/> </text:span><text:span text:style-name="T13">N</text:span><text:span text:style-name="T16">C</text:span><text:span text:style-name="T13">ontact: </text:span><text:span text:style-name="T11">INTEGER CHECK (Pcontact &lt;=9999999999 AND </text:span></text:p>
      <text:p text:style-name="P11"><text:span text:style-name="T23"><text:s text:c="70"/>Pcontact &gt;= 0000000000)</text:span><text:span text:style-name="T29"> </text:span><text:span text:style-name="T13"><text:s/><text:tab/></text:span></text:p>
      <text:h text:style-name="Heading_20_2" text:outline-level="2" text:is-list-header="true"><text:s text:c="8"/>)</text:h>
      <text:h text:style-name="Heading_20_2" text:outline-level="2" text:is-list-header="true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yuthi" svg:font-family="Dyuthi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1.25pt solid #000000" fo:padding="0.6cm" style:shadow="#808080 0.18cm 0.1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1:13:53.924668194</meta:creation-date>
    <dc:date>2019-09-04T13:10:39.965327795</dc:date>
    <meta:editing-duration>PT15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55" meta:word-count="216" meta:character-count="2052" meta:non-whitespace-character-count="1340"/>
  </office:meta>
</office:document-meta>
</file>